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Text_20_body">
      <style:paragraph-properties loext:contextual-spacing="false"/>
    </style:style>
    <style:style style:name="P6"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style:style style:name="T5" style:family="text">
      <style:text-properties fo:font-size="10.5pt"/>
    </style:style>
    <style:style style:name="T6" style:family="text">
      <style:text-properties fo:font-size="10.5pt"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7288501977591066" text:style-name="Outline">
        <text:list-item>
          <text:h text:style-name="P6" text:outline-level="1"><text:bookmark text:name="_device specific"/>Device-specific (unclassified) commands</text:h>
        </text:list-item>
      </text:list>
      <text:p text:style-name="P1">The commands in this section are specific to the <text:span text:style-name="T5">BB3</text:span>, and so are not included in the 1999.0 version of the SCPI standard. However, these commands are designed with the SCPI standard in mind, and they follow all of the command syntax rules defined by the standard.</text:p>
      <text:list xml:id="list2025977410"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P5">The APPLy command provides the most straightforward method to program the <text:span text:style-name="T5">BB3</text:span>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Default_5f_nt2">Syntax</text:p>
          </table:table-cell>
          <table:table-cell table:style-name="Table39.A1" table:number-columns-spanned="4" office:value-type="string">
            <text:p text:style-name="cmd_5f_root">APPLy {&lt;channel&gt;}, {&lt;voltage&gt;} [, &lt;current&gt;]</text:p>
            <text:p text:style-name="cmd_5f_root">APPLy? {&lt;channel&gt;} [, &lt;query param&gt;]</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ower module’s output to the newly programmed values only if the programmed values are valid within the presently selected power module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CH3|CH4|CH5|CH6</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R2|Discrete</text:p>
          </table:table-cell>
          <table:table-cell table:style-name="Table39.A1" office:value-type="string">
            <text:p text:style-name="P4">0 to MAXimum, MIN|DEF|MAX|UP|DOWN</text:p>
            <text:p text:style-name="P2">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R2|Discrete</text:p>
          </table:table-cell>
          <table:table-cell table:style-name="Table39.A1" office:value-type="string">
            <text:p text:style-name="P4">0 to MAXimum, MIN|DEF|MAX|UP|DOWN</text:p>
            <text:p text:style-name="P4"><text:span text:style-name="T1">The MAXimum value is dependent on the </text:span><text:span text:style-name="T6">power module</text:span><text:span text:style-name="T1">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query 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Default_5f_nt2">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Default_5f_nt2"><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Default_5f_nt2">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39181270" text:continue-numbering="true" text:style-name="Outline">
        <text:list-item>
          <text:list>
            <text:list-item>
              <text:list>
                <text:list-item>
                  <text:h text:style-name="Heading_20_3" text:outline-level="3"><text:bookmark text:name="debug"/>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DEBUg?</text:p>
          </table:table-cell>
        </table:table-row>
        <table:table-row>
          <table:table-cell table:style-name="Table1.A1" office:value-type="string">
            <text:p text:style-name="Default_5f_nt2">Description</text:p>
          </table:table-cell>
          <table:table-cell table:style-name="Table1.A1" office:value-type="string">
            <text:p text:style-name="P1">Use this command to collect various runtime information that can be used in debugging <text:soft-page-break/>process.</text:p>
          </table:table-cell>
        </table:table-row>
        <table:table-row>
          <table:table-cell table:style-name="Table1.A1" office:value-type="string">
            <text:p text:style-name="Default_5f_nt2"><text:span text:style-name="T2">Usage</text:span><text:span text:style-name="T3"> </text:span><text:span text:style-name="T2">example</text:span></text:p>
          </table:table-cell>
          <table:table-cell table:style-name="Table1.A1" office:value-type="string">
            <text:p text:style-name="cmd_5f_code">DEBU?</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Default_5f_nt2">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4" meta:word-count="391" meta:character-count="2551"/>
    <meta:user-defined meta:name="WebPublish_HTML_Profile">EEZ (HTML)</meta:user-defined>
    <meta:user-defined meta:name="WebPublish_Post_AdditionalCategories">10</meta:user-defined>
    <meta:user-defined meta:name="WebPublish_Post_Id">14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